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56c7" officeooo:paragraph-rsid="001656c7"/>
    </style:style>
    <style:style style:name="P2" style:family="paragraph" style:parent-style-name="Standard">
      <style:text-properties officeooo:rsid="001656c7" officeooo:paragraph-rsid="001656c7"/>
    </style:style>
    <style:style style:name="P3" style:family="paragraph" style:parent-style-name="Standard">
      <style:text-properties officeooo:rsid="001b2e12" officeooo:paragraph-rsid="001b2e12"/>
    </style:style>
    <style:style style:name="T1" style:family="text">
      <style:text-properties officeooo:rsid="0017283f"/>
    </style:style>
    <style:style style:name="T2" style:family="text">
      <style:text-properties officeooo:rsid="0019378a"/>
    </style:style>
    <style:style style:name="T3" style:family="text">
      <style:text-properties officeooo:rsid="001b2e12"/>
    </style:style>
    <style:style style:name="T4" style:family="text">
      <style:text-properties officeooo:rsid="001c4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lo López Orrios</text:p>
      <text:p text:style-name="P1"/>
      <text:p text:style-name="P1">Practica 4: Redes Bayesianas</text:p>
      <text:p text:style-name="P1"/>
      <text:p text:style-name="P1"/>
      <text:p text:style-name="P1">A)<text:span text:style-name="T3">El script desarrollado está adjunto en el envío de la tarea en el archivo “EJ1.m”</text:span></text:p>
      <text:p text:style-name="P1"/>
      <text:p text:style-name="P3">Los resultados obtenidos en este caso, <text:span text:style-name="T4">al aumentar el numero de iteraciones y el numero de muestras parecen ser mas exactos y desviarse menos, al haber tenido mas muestras e iteraciones para realizar el aprendizaje.</text:span></text:p>
      <text:p text:style-name="P1"/>
      <text:p text:style-name="P1"/>
      <text:p text:style-name="P1">B) <text:span text:style-name="T2">Los scripts desarrollados están adjuntos en el envío de la tarea en el archivo “EJ2.m”</text:span></text:p>
      <text:p text:style-name="P1"/>
      <text:p text:style-name="P1"><text:tab/><text:span text:style-name="T1">1 Desarrollo del script: se puede ver en el archivo adjunto </text:span></text:p>
      <text:p text:style-name="P1"/>
      <text:p text:style-name="P1"><text:tab/><text:span text:style-name="T1">2 La probabilidad de que un paciente no fumador no tenga cáncer de pulmón si la radiografía ha dado un resultado negativo pero sufre disnea es de 0,9989</text:span></text:p>
      <text:p text:style-name="P1"/>
      <text:p text:style-name="P3">resultado del script:</text:p>
      <text:p text:style-name="P3">ans =</text:p>
      <text:p text:style-name="P3"/>
      <text:p text:style-name="P3"><text:s text:c="4"/>0.9989</text:p>
      <text:p text:style-name="P3"><text:s text:c="4"/>0.0011</text:p>
      <text:p text:style-name="P1"/>
      <text:p text:style-name="P1"><text:tab/><text:span text:style-name="T1">3 La explicación mas probable de que un paciente sufra cáncer de pulmón es una baja polución, que el paciente sea fumador, que la radiografía diera positivo y que sufra disnea.</text:span></text:p>
      <text:p text:style-name="P3">Resultado del script:</text:p>
      <text:p text:style-name="P3"/>
      <text:p text:style-name="P3">explMaxProb =</text:p>
      <text:p text:style-name="P3"/>
      <text:p text:style-name="P3"><text:s text:c="2"/>1x5 cell array</text:p>
      <text:p text:style-name="P3"/>
      <text:p text:style-name="P3"><text:s text:c="4"/>{[1]} <text:s text:c="3"/>{[2]} <text:s text:c="3"/>{[2]} <text:s text:c="3"/>{[3]} <text:s text:c="3"/>{[2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32:01.006125856</meta:creation-date>
    <dc:date>2020-01-06T19:54:45.225432570</dc:date>
    <meta:editing-duration>PT3M54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163" meta:character-count="965" meta:non-whitespace-character-count="788"/>
  </office:meta>
</office:document-meta>
</file>